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ep_5f_area">
      <style:graphic-properties draw:textarea-horizontal-align="justify" draw:textarea-vertical-align="middle" draw:auto-grow-height="false"/>
    </style:style>
    <style:style style:name="gr2" style:family="graphic" style:parent-style-name="steps">
      <style:graphic-properties draw:textarea-horizontal-align="center" draw:textarea-vertical-align="middle"/>
    </style:style>
    <style:style style:name="gr3" style:family="graphic" style:parent-style-name="step_5f_status">
      <style:graphic-properties draw:textarea-horizontal-align="center" draw:textarea-vertical-align="middle"/>
    </style:style>
    <style:style style:name="gr4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align="center" fo:text-indent="0cm"/>
    </style:style>
    <style:style style:name="T1" style:family="text">
      <style:text-properties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1.625cm" svg:height="4.5cm" svg:x="0.476cm" svg:y="11.96cm">
          <text:p text:style-name="P2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1.625cm" svg:height="4.5cm" svg:x="0.475cm" svg:y="7.159cm">
          <text:p text:style-name="P2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1.625cm" svg:height="4.5cm" svg:x="0.475cm" svg:y="2.409cm">
          <text:p text:style-name="P2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2" draw:text-style-name="P1" draw:layer="layout" svg:width="2.25cm" svg:height="0.625cm" draw:transform="rotate (1.5707963267946) translate (0.85cm 5.784cm)">
          <text:p text:style-name="P2"><text:span text:style-name="T1">step.I</text:span></text:p>
        </draw:rect>
        <draw:rect draw:style-name="gr3" draw:text-style-name="P1" draw:id="id2" draw:layer="layout" svg:width="6.75cm" svg:height="1.75cm" svg:x="2.85cm" svg:y="1.409cm">
          <text:p text:style-name="P3"/>
          <text:p text:style-name="P3"/>
          <text:p text:style-name="P3">SYS_STEP_AWAITED</text:p>
        </draw:rect>
        <draw:rect draw:style-name="gr3" draw:text-style-name="P1" draw:layer="layout" svg:width="6.75cm" svg:height="0.875cm" svg:x="2.85cm" svg:y="3.534cm">
          <text:p text:style-name="P3">SYS_STEP_RUNNING</text:p>
        </draw:rect>
        <draw:rect draw:style-name="gr3" draw:text-style-name="P1" draw:layer="layout" svg:width="6.75cm" svg:height="0.875cm" svg:x="2.85cm" svg:y="4.909cm">
          <text:p text:style-name="P3">SYS_STEP_COMPLETED</text:p>
        </draw:rect>
        <draw:rect draw:style-name="gr3" draw:text-style-name="P1" draw:layer="layout" svg:width="6.75cm" svg:height="1.75cm" svg:x="2.85cm" svg:y="6.159cm">
          <text:p text:style-name="P3"/>
          <text:p text:style-name="P3"/>
          <text:p text:style-name="P3">SYS_STEP_AWAITED</text:p>
        </draw:rect>
        <draw:rect draw:style-name="gr2" draw:text-style-name="P1" draw:layer="layout" svg:width="2.25cm" svg:height="0.625cm" draw:transform="rotate (1.5707963267946) translate (0.85cm 10.484cm)">
          <text:p text:style-name="P2"><text:span text:style-name="T1">step.II</text:span></text:p>
        </draw:rect>
        <draw:rect draw:style-name="gr3" draw:text-style-name="P1" draw:layer="layout" svg:width="6.75cm" svg:height="0.875cm" svg:x="2.85cm" svg:y="8.335cm">
          <text:p text:style-name="P3">SYS_STEP_RUNNING</text:p>
        </draw:rect>
        <draw:rect draw:style-name="gr3" draw:text-style-name="P1" draw:layer="layout" svg:width="6.75cm" svg:height="0.875cm" svg:x="2.85cm" svg:y="9.71cm">
          <text:p text:style-name="P3">SYS_STEP_COMPLETED</text:p>
        </draw:rect>
        <draw:rect draw:style-name="gr3" draw:text-style-name="P1" draw:layer="layout" svg:width="6.75cm" svg:height="1.75cm" svg:x="2.85cm" svg:y="10.96cm">
          <text:p text:style-name="P3"/>
          <text:p text:style-name="P3"/>
          <text:p text:style-name="P3">SYS_STEP_AWAITED</text:p>
        </draw:rect>
        <draw:rect draw:style-name="gr2" draw:text-style-name="P1" draw:layer="layout" svg:width="2.25cm" svg:height="0.625cm" draw:transform="rotate (1.5707963267946) translate (0.851cm 15.285cm)">
          <text:p text:style-name="P2"><text:span text:style-name="T1">step.III</text:span></text:p>
        </draw:rect>
        <draw:rect draw:style-name="gr3" draw:text-style-name="P1" draw:layer="layout" svg:width="6.75cm" svg:height="0.875cm" svg:x="2.851cm" svg:y="13.136cm">
          <text:p text:style-name="P3">SYS_STEP_RUNNING</text:p>
        </draw:rect>
        <draw:rect draw:style-name="gr3" draw:text-style-name="P1" draw:id="id1" draw:layer="layout" svg:width="6.75cm" svg:height="0.875cm" svg:x="2.851cm" svg:y="14.511cm">
          <text:p text:style-name="P3">SYS_STEP_COMPLETED</text:p>
        </draw:rect>
        <draw:connector draw:style-name="gr4" draw:text-style-name="P1" draw:layer="layout" draw:type="curve" draw:line-skew="1.143cm 1.699cm -1.088cm" svg:x1="6.226cm" svg:y1="15.386cm" svg:x2="6.225cm" svg:y2="1.409cm" draw:start-shape="id1" draw:start-glue-point="2" draw:end-shape="id2" draw:end-glue-point="0" svg:d="m6226 15386c0 2464 5574 1643 5574-6961s-5575-9398-5575-7016">
          <text:p text:style-name="P2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ep_5f_status" style:display-name="step_status" style:family="graphic" style:parent-style-name="standard">
      <style:graphic-properties draw:stroke-dash="Dash_20_1" draw:fill-color="#0066cc" draw:fill-gradient-name="Gradient_20_7" draw:fill-hatch-name="Hatch_20_46" draw:fill-image-name="Bitmape_20_1" draw:fill-image-width="0cm" draw:fill-image-height="0cm"/>
      <style:text-properties fo:color="#ffffff" fo:font-family="'Courier New'" style:font-style-name="Standard" style:font-family-generic="modern" style:font-pitch="fixed" fo:font-size="12pt" fo:font-weight="bold"/>
    </style:style>
    <style:style style:name="steps" style:family="graphic" style:parent-style-name="standard">
      <style:graphic-properties draw:stroke="none" draw:stroke-dash="Dash_20_1" draw:fill-color="#333366" draw:fill-gradient-name="Gradient_20_7" draw:fill-hatch-name="Hatch_20_46" draw:fill-image-name="Bitmape_20_1" draw:fill-image-width="0cm" draw:fill-image-height="0cm" draw:shadow="visible" draw:shadow-color="#4c4c4c" draw:shadow-opacity="50%"/>
      <style:text-properties fo:color="#ffffff" fo:font-family="'Courier New'" style:font-style-name="Fett" style:font-family-generic="modern" style:font-pitch="fixed" fo:font-size="12pt" fo:font-weight="bold"/>
    </style:style>
    <style:style style:name="step_5f_area" style:display-name="step_area" style:family="graphic" style:parent-style-name="standard">
      <style:graphic-properties draw:stroke-dash="Dash_20_1" svg:stroke-width="0.08cm" draw:marker-start-width="0.42cm" draw:marker-end-width="0.42cm" draw:fill-color="#e6e6ff" draw:fill-gradient-name="Gradient_20_7" draw:fill-hatch-name="Hatch_20_46" draw:fill-image-name="Bitmape_20_1" draw:fill-image-width="0cm" draw:fill-image-height="0cm"/>
    </style:style>
  </office:styles>
  <office:automatic-styles>
    <style:page-layout style:name="PM0">
      <style:page-layout-properties fo:margin-top="0cm" fo:margin-bottom="0cm" fo:margin-left="0cm" fo:margin-right="0cm" fo:page-width="12.5cm" fo:page-height="1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0</meta:generator>
    <meta:initial-creator>praktikum praktikum</meta:initial-creator>
    <meta:creation-date>2008-07-01T09:04:16</meta:creation-date>
    <dc:creator>praktikum praktikum</dc:creator>
    <dc:date>2008-07-01T09:21:43</dc:date>
    <meta:editing-cycles>1</meta:editing-cycles>
    <meta:editing-duration>PT2M8S</meta:editing-duration>
    <meta:user-defined meta:name="Info 1"/>
    <meta:user-defined meta:name="Info 2"/>
    <meta:user-defined meta:name="Info 3"/>
    <meta:user-defined meta:name="Info 4"/>
    <meta:document-statistic meta:object-count="16"/>
  </office:meta>
</office:document-meta>
</file>